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KeyEv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wKeyEvent.NewKeyEvent( Object source , int newModelIndex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Key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KeyEvent.getNewModel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